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number-columns-repeated="1021" table:default-cell-style-name="ce16"/>
        <table:table-row table:style-name="ro1">
          <table:table-cell table:style-name="ce10" office:value-type="string" calcext:value-type="string">
            <text:p>Nombre del alumno/a <text:s text:c="2"/>ADRIANO GARCÍA-GIRALDA MILEN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Fecha de la entrega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8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.03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.04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.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.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7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.00</text:p>
          </table:table-cell>
          <table:table-cell table:style-name="ce4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.60</text:p>
          </table:table-cell>
          <table:table-cell table:style-name="ce4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.2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.10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.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Javier</meta:initial-creator>
    <meta:creation-date>2022-09-13T12:32:57Z</meta:creation-date>
    <dc:date>2023-01-20T22:26:00.599327914</dc:date>
    <meta:editing-cycles>12</meta:editing-cycles>
    <meta:editing-duration>PT1H1M46S</meta:editing-duration>
    <meta:document-statistic meta:table-count="1" meta:cell-count="222" meta:object-count="0"/>
  </office:meta>
</office:document-meta>
</file>